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style style:name="P2" style:family="paragraph" style:parent-style-name="Standard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c931db" style:font-size-asian="10pt" style:font-weight-asian="normal" style:font-size-complex="10pt" style:font-weight-complex="normal"/>
    </style:style>
    <style:style style:name="P3" style:family="paragraph" style:parent-style-name="Normal">
      <style:paragraph-properties fo:margin-left="1.249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0pt" style:text-underline-style="none" fo:font-weight="normal" officeooo:rsid="003f3f2d" officeooo:paragraph-rsid="00bcba2d" style:font-size-asian="10pt" style:font-weight-asian="normal" style:font-size-complex="10pt" style:font-weight-complex="normal"/>
    </style:style>
    <style:style style:name="P4" style:family="paragraph" style:parent-style-name="Heading_20_1">
      <style:text-properties style:font-name="Arial" fo:font-size="10pt" officeooo:rsid="0039a92c" officeooo:paragraph-rsid="009fafba" style:font-size-asian="10pt" style:font-size-complex="10pt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Arial" fo:font-size="10pt" style:text-underline-style="none" fo:font-weight="normal" officeooo:rsid="009fafba" officeooo:paragraph-rsid="00a633a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fafba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b7b9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b354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cd84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c370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c931d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633a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8a0729" officeooo:paragraph-rsid="008a072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9f47b1" officeooo:paragraph-rsid="009f47b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7d58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f47b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d520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45dee7" officeooo:paragraph-rsid="0045dee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a633a0" officeooo:paragraph-rsid="00a633a0" fo:background-color="#ffff00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9f47b1" officeooo:paragraph-rsid="009f47b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8a0729" officeooo:paragraph-rsid="008a0729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76bfcb" officeooo:paragraph-rsid="0076bfc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45dee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688d8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ee7" officeooo:paragraph-rsid="0052c3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5dee7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f0e30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688d87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ab7b91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b3541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cd84f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4d3e53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9a92c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f3f2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3f822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54c94a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55a309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60f48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4d5200" officeooo:paragraph-rsid="00688d87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cd84f" officeooo:paragraph-rsid="004cd84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851" officeooo:paragraph-rsid="0039a92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45d851" officeooo:paragraph-rsid="0045dee7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f3f2d" officeooo:paragraph-rsid="003f3f2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f3f2d" officeooo:paragraph-rsid="0060f48d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54c94a" officeooo:paragraph-rsid="0054c94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normal" officeooo:paragraph-rsid="009f47b1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style:font-name="Arial" fo:font-size="10pt" style:text-underline-style="none" fo:font-weight="bold" officeooo:rsid="004d3e53" officeooo:paragraph-rsid="004d3e5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style:font-name="Arial" fo:font-size="10pt" style:text-underline-style="none" fo:font-weight="bold" officeooo:rsid="0045dee7" officeooo:paragraph-rsid="004e27d6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0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62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e27d6" style:font-size-asian="10pt" style:font-weight-asian="normal" style:font-size-complex="10pt" style:font-weight-complex="normal"/>
    </style:style>
    <style:style style:name="P6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5d851" style:font-size-asian="10pt" style:font-weight-asian="normal" style:font-size-complex="10pt" style:font-weight-complex="normal"/>
    </style:style>
    <style:style style:name="P6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45dee7" style:font-size-asian="10pt" style:font-weight-asian="normal" style:font-size-complex="10pt" style:font-weight-complex="normal"/>
    </style:style>
    <style:style style:name="P65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50549" style:font-size-asian="10pt" style:font-weight-asian="normal" style:font-size-complex="10pt" style:font-weight-complex="normal"/>
    </style:style>
    <style:style style:name="P6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2d6e9" style:font-size-asian="10pt" style:font-weight-asian="normal" style:font-size-complex="10pt" style:font-weight-complex="normal"/>
    </style:style>
    <style:style style:name="P67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688d87" style:font-size-asian="10pt" style:font-weight-asian="normal" style:font-size-complex="10pt" style:font-weight-complex="normal"/>
    </style:style>
    <style:style style:name="P6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45d851" officeooo:paragraph-rsid="0052c365" style:font-size-asian="10pt" style:font-weight-asian="normal" style:font-size-complex="10pt" style:font-weight-complex="normal"/>
    </style:style>
    <style:style style:name="P69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4e27d6" style:font-size-asian="10pt" style:font-weight-asian="normal" style:font-size-complex="10pt" style:font-weight-complex="normal"/>
    </style:style>
    <style:style style:name="P70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71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52c365" officeooo:paragraph-rsid="00688d87" style:font-size-asian="10pt" style:font-weight-asian="normal" style:font-size-complex="10pt" style:font-weight-complex="normal"/>
    </style:style>
    <style:style style:name="P72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52c365" officeooo:paragraph-rsid="0052c365" style:font-size-asian="10pt" style:font-weight-asian="normal" style:font-size-complex="10pt" style:font-weight-complex="normal"/>
    </style:style>
    <style:style style:name="P73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style:font-name="Arial" fo:font-size="10pt" style:text-underline-style="none" fo:font-weight="normal" officeooo:rsid="0062d6e9" officeooo:paragraph-rsid="0062d6e9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text-underline-style="none" officeooo:rsid="001f3f3a" officeooo:paragraph-rsid="0021307a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7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21307a" style:font-size-asian="10pt" style:font-size-complex="10pt"/>
    </style:style>
    <style:style style:name="P7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1f3f3a" style:font-size-asian="10pt" style:font-size-complex="10pt"/>
    </style:style>
    <style:style style:name="P7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1f3f3a" officeooo:paragraph-rsid="001f3f3a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rsid="001f3f3a" officeooo:paragraph-rsid="0021307a" style:font-size-asian="10pt" style:font-size-complex="10pt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style:font-size-asian="10pt" style:font-size-complex="10pt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0pt" officeooo:paragraph-rsid="0021307a" style:font-size-asian="10pt" style:font-size-complex="10pt"/>
    </style:style>
    <style:style style:name="P83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Arial" fo:font-size="10pt" fo:font-weight="bold" officeooo:paragraph-rsid="0039a92c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bold" officeooo:rsid="0039a92c" officeooo:paragraph-rsid="0039a92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font-weight="bold" officeooo:rsid="001f3f3a" officeooo:paragraph-rsid="001f3f3a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font-weight="bold" officeooo:rsid="003c3707" officeooo:paragraph-rsid="003c3707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39a92c" officeooo:paragraph-rsid="0039a92c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1f3f3a" officeooo:paragraph-rsid="001f3f3a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1f3f3a" officeooo:paragraph-rsid="004e27d6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88819a" officeooo:paragraph-rsid="0088819a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50549" officeooo:paragraph-rsid="00650549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50549" officeooo:paragraph-rsid="00688d87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6615bf" officeooo:paragraph-rsid="006615bf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6615bf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679e03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2ebd36" officeooo:paragraph-rsid="004e27d6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5da3d2" officeooo:paragraph-rsid="00650549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5da3d2" officeooo:paragraph-rsid="0062d6e9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bold" officeooo:rsid="0062d6e9" officeooo:paragraph-rsid="0062d6e9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bold" officeooo:rsid="00bcba2d" officeooo:paragraph-rsid="00bcba2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f3f3a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902e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a9b903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88283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943386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5dee7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f0e30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8c1bf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88d87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4d3e53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615bf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79e03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9a92c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3f2d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4c94a" style:font-size-asian="10pt" style:font-weight-asian="normal" style:font-size-complex="10pt" style:font-weight-complex="normal"/>
    </style:style>
    <style:style style:name="P118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50549" style:font-size-asian="10pt" style:font-weight-asian="normal" style:font-size-complex="10pt" style:font-weight-complex="normal"/>
    </style:style>
    <style:style style:name="P119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2d6e9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55a309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60f48d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8a0729" officeooo:paragraph-rsid="0097d588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943386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3f8221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76bfcb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89f97e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7a0545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5dee7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f0e30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8c1bf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88d87" style:font-size-asian="10pt" style:font-weight-asian="normal" style:font-size-complex="10pt" style:font-weight-complex="normal"/>
    </style:style>
    <style:style style:name="P13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abc41a" style:font-size-asian="10pt" style:font-weight-asian="normal" style:font-size-complex="10pt" style:font-weight-complex="normal"/>
    </style:style>
    <style:style style:name="P133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ab7b91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b3541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4cd84f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615bf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679e03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9a92c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c3707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3f3f2d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2ebd36" officeooo:paragraph-rsid="0054c94a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76bfcb" officeooo:paragraph-rsid="0076bfcb" style:font-size-asian="10pt" style:font-weight-asian="normal" style:font-size-complex="10pt" style:font-weight-complex="normal"/>
    </style:style>
    <style:style style:name="P143" style:family="paragraph" style:parent-style-name="Standard" style:list-style-name="L2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650549" officeooo:paragraph-rsid="00650549" style:font-size-asian="10pt" style:font-weight-asian="normal" style:font-size-complex="10pt" style:font-weight-complex="normal"/>
    </style:style>
    <style:style style:name="P144" style:family="paragraph" style:parent-style-name="Standard" style:list-style-name="L4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650549" officeooo:paragraph-rsid="00688d87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55a309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60f48d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45d851" officeooo:paragraph-rsid="005da3d2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officeooo:rsid="001f3f3a" officeooo:paragraph-rsid="001f3f3a" style:font-size-asian="10pt" style:font-size-complex="10pt"/>
    </style:style>
    <style:style style:name="P149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officeooo:rsid="001f3f3a" officeooo:paragraph-rsid="003f8221" style:font-size-asian="10pt" style:font-size-complex="10pt"/>
    </style:style>
    <style:style style:name="P150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officeooo:paragraph-rsid="001f3f3a" style:font-size-asian="10pt" style:font-size-complex="10pt"/>
    </style:style>
    <style:style style:name="P151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officeooo:paragraph-rsid="003385c3" style:font-size-asian="10pt" style:font-size-complex="10pt"/>
    </style:style>
    <style:style style:name="P152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7d588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d93d0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1f3f3a" officeooo:paragraph-rsid="009901c5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margin-left="1.249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88819a" officeooo:paragraph-rsid="0097d588" style:font-size-asian="10pt" style:font-weight-asian="normal" style:font-size-complex="10pt" style:font-weight-complex="normal"/>
    </style:style>
    <style:style style:name="T1" style:family="text">
      <style:text-properties officeooo:rsid="001f3f3a"/>
    </style:style>
    <style:style style:name="T2" style:family="text">
      <style:text-properties style:text-underline-style="none" officeooo:rsid="001fc6a5"/>
    </style:style>
    <style:style style:name="T3" style:family="text">
      <style:text-properties style:text-underline-style="none" officeooo:rsid="001f3f3a"/>
    </style:style>
    <style:style style:name="T4" style:family="text">
      <style:text-properties style:text-underline-style="none" fo:font-weight="bold" officeooo:rsid="001f3f3a" style:font-weight-asian="bold" style:font-weight-complex="bold"/>
    </style:style>
    <style:style style:name="T5" style:family="text">
      <style:text-properties style:text-underline-style="none" officeooo:rsid="0021307a"/>
    </style:style>
    <style:style style:name="T6" style:family="text">
      <style:text-properties style:text-underline-style="none" officeooo:rsid="009f47b1" style:font-size-asian="10pt" style:font-weight-asian="normal" style:font-size-complex="10pt" style:font-weight-complex="normal"/>
    </style:style>
    <style:style style:name="T7" style:family="text">
      <style:text-properties style:text-underline-style="none" officeooo:rsid="009f47b1" style:font-weight-asian="normal" style:font-weight-complex="normal"/>
    </style:style>
    <style:style style:name="T8" style:family="text">
      <style:text-properties officeooo:rsid="0021307a"/>
    </style:style>
    <style:style style:name="T9" style:family="text">
      <style:text-properties fo:font-weight="bold" officeooo:rsid="0021307a" style:font-weight-asian="bold" style:font-weight-complex="bold"/>
    </style:style>
    <style:style style:name="T10" style:family="text">
      <style:text-properties fo:font-weight="bold" officeooo:rsid="001f3f3a" style:font-weight-asian="bold" style:font-weight-complex="bold"/>
    </style:style>
    <style:style style:name="T11" style:family="text">
      <style:text-properties fo:font-weight="bold" officeooo:rsid="009f47b1" style:font-weight-asian="bold" style:font-weight-complex="bold"/>
    </style:style>
    <style:style style:name="T12" style:family="text">
      <style:text-properties officeooo:rsid="002ebd36"/>
    </style:style>
    <style:style style:name="T13" style:family="text">
      <style:text-properties officeooo:rsid="0039a92c"/>
    </style:style>
    <style:style style:name="T14" style:family="text">
      <style:text-properties officeooo:rsid="003c3707"/>
    </style:style>
    <style:style style:name="T15" style:family="text">
      <style:text-properties officeooo:rsid="003f3f2d"/>
    </style:style>
    <style:style style:name="T16" style:family="text">
      <style:text-properties officeooo:rsid="00418167"/>
    </style:style>
    <style:style style:name="T17" style:family="text">
      <style:text-properties officeooo:rsid="004423e3"/>
    </style:style>
    <style:style style:name="T18" style:family="text">
      <style:text-properties officeooo:rsid="00458959"/>
    </style:style>
    <style:style style:name="T19" style:family="text">
      <style:text-properties officeooo:rsid="0045d851"/>
    </style:style>
    <style:style style:name="T20" style:family="text">
      <style:text-properties officeooo:rsid="0045dee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5dee7" style:font-weight-asian="normal" style:font-weight-complex="normal"/>
    </style:style>
    <style:style style:name="T23" style:family="text">
      <style:text-properties fo:font-weight="normal" officeooo:rsid="003c3707" style:font-weight-asian="normal" style:font-weight-complex="normal"/>
    </style:style>
    <style:style style:name="T24" style:family="text">
      <style:text-properties fo:font-weight="normal" officeooo:rsid="004bc2f4" style:font-weight-asian="normal" style:font-weight-complex="normal"/>
    </style:style>
    <style:style style:name="T25" style:family="text">
      <style:text-properties fo:font-weight="normal" officeooo:rsid="004d3e53" style:font-weight-asian="normal" style:font-weight-complex="normal"/>
    </style:style>
    <style:style style:name="T26" style:family="text">
      <style:text-properties fo:font-weight="normal" officeooo:rsid="004d5200" style:font-weight-asian="normal" style:font-weight-complex="normal"/>
    </style:style>
    <style:style style:name="T27" style:family="text">
      <style:text-properties fo:font-weight="normal" officeooo:rsid="004d8c3f" style:font-weight-asian="normal" style:font-weight-complex="normal"/>
    </style:style>
    <style:style style:name="T28" style:family="text">
      <style:text-properties fo:font-weight="normal" officeooo:rsid="001f3f3a" style:font-weight-asian="normal" style:font-weight-complex="normal"/>
    </style:style>
    <style:style style:name="T29" style:family="text">
      <style:text-properties fo:font-weight="normal" officeooo:rsid="0039a92c" style:font-weight-asian="normal" style:font-weight-complex="normal"/>
    </style:style>
    <style:style style:name="T30" style:family="text">
      <style:text-properties officeooo:rsid="004cd84f"/>
    </style:style>
    <style:style style:name="T31" style:family="text">
      <style:text-properties officeooo:rsid="004d3e53"/>
    </style:style>
    <style:style style:name="T32" style:family="text">
      <style:text-properties officeooo:rsid="004d5200"/>
    </style:style>
    <style:style style:name="T33" style:family="text">
      <style:text-properties officeooo:rsid="004d8c3f"/>
    </style:style>
    <style:style style:name="T34" style:family="text">
      <style:text-properties officeooo:rsid="004e27d6"/>
    </style:style>
    <style:style style:name="T35" style:family="text">
      <style:text-properties officeooo:rsid="004f0e30"/>
    </style:style>
    <style:style style:name="T36" style:family="text">
      <style:text-properties officeooo:rsid="0050d15f"/>
    </style:style>
    <style:style style:name="T37" style:family="text">
      <style:text-properties officeooo:rsid="00511275"/>
    </style:style>
    <style:style style:name="T38" style:family="text">
      <style:text-properties officeooo:rsid="0052c365"/>
    </style:style>
    <style:style style:name="T39" style:family="text">
      <style:text-properties officeooo:rsid="0054c94a"/>
    </style:style>
    <style:style style:name="T40" style:family="text">
      <style:text-properties officeooo:rsid="0055a309"/>
    </style:style>
    <style:style style:name="T41" style:family="text">
      <style:text-properties officeooo:rsid="005c6086"/>
    </style:style>
    <style:style style:name="T42" style:family="text">
      <style:text-properties officeooo:rsid="005da3d2"/>
    </style:style>
    <style:style style:name="T43" style:family="text">
      <style:text-properties officeooo:rsid="005f6f16"/>
    </style:style>
    <style:style style:name="T44" style:family="text">
      <style:text-properties officeooo:rsid="0060f48d"/>
    </style:style>
    <style:style style:name="T45" style:family="text">
      <style:text-properties officeooo:rsid="006541e8"/>
    </style:style>
    <style:style style:name="T46" style:family="text">
      <style:text-properties officeooo:rsid="006615bf"/>
    </style:style>
    <style:style style:name="T47" style:family="text">
      <style:text-properties officeooo:rsid="00679e03"/>
    </style:style>
    <style:style style:name="T48" style:family="text">
      <style:text-properties officeooo:rsid="00688d87"/>
    </style:style>
    <style:style style:name="T49" style:family="text">
      <style:text-properties officeooo:rsid="0076bfcb"/>
    </style:style>
    <style:style style:name="T50" style:family="text">
      <style:text-properties fo:font-variant="normal" fo:text-transform="none" fo:color="#000000" style:font-name="monospace" fo:font-size="8.25pt" fo:letter-spacing="normal" fo:font-style="normal" officeooo:rsid="009f47b1"/>
    </style:style>
    <style:style style:name="T51" style:family="text">
      <style:text-properties fo:font-variant="normal" fo:text-transform="none" fo:color="#000000" style:font-name="monospace" fo:letter-spacing="normal" fo:font-style="normal"/>
    </style:style>
    <style:style style:name="T52" style:family="text">
      <style:text-properties fo:font-variant="normal" fo:text-transform="none" fo:color="#000000" style:font-name="monospace" fo:letter-spacing="normal" fo:font-style="normal" officeooo:rsid="001f3f3a"/>
    </style:style>
    <style:style style:name="T53" style:family="text">
      <style:text-properties fo:font-variant="normal" fo:text-transform="none" fo:color="#000000" style:font-name="monospace" fo:letter-spacing="normal" fo:font-style="normal" officeooo:rsid="008a0729"/>
    </style:style>
    <style:style style:name="T54" style:family="text">
      <style:text-properties fo:font-variant="normal" fo:text-transform="none" fo:color="#000000" style:font-name="monospace" fo:letter-spacing="normal" fo:font-style="normal" officeooo:rsid="009901c5"/>
    </style:style>
    <style:style style:name="T55" style:family="text">
      <style:text-properties fo:font-variant="normal" fo:text-transform="none" fo:color="#000000" style:font-name="monospace" fo:letter-spacing="normal" fo:font-style="normal" officeooo:rsid="009d93d0"/>
    </style:style>
    <style:style style:name="T56" style:family="text">
      <style:text-properties fo:font-variant="normal" fo:text-transform="none" fo:color="#000000" fo:font-size="8.25pt" fo:letter-spacing="normal" fo:font-style="normal" officeooo:rsid="009f47b1"/>
    </style:style>
    <style:style style:name="T57" style:family="text">
      <style:text-properties fo:font-variant="normal" fo:text-transform="none" fo:color="#000000" fo:letter-spacing="normal" fo:font-style="normal"/>
    </style:style>
    <style:style style:name="T58" style:family="text">
      <style:text-properties fo:font-variant="normal" fo:text-transform="none" fo:color="#000000" fo:letter-spacing="normal" fo:font-style="normal" officeooo:rsid="001f3f3a"/>
    </style:style>
    <style:style style:name="T59" style:family="text">
      <style:text-properties fo:font-variant="normal" fo:text-transform="none" fo:color="#000000" fo:letter-spacing="normal" fo:font-style="normal" officeooo:rsid="009901c5"/>
    </style:style>
    <style:style style:name="T60" style:family="text">
      <style:text-properties fo:font-variant="normal" fo:text-transform="none" fo:color="#000000" fo:letter-spacing="normal" fo:font-style="normal" officeooo:rsid="008a0729"/>
    </style:style>
    <style:style style:name="T61" style:family="text">
      <style:text-properties fo:font-variant="normal" fo:text-transform="none" fo:color="#000000" fo:letter-spacing="normal" fo:font-style="normal" officeooo:rsid="009d93d0"/>
    </style:style>
    <style:style style:name="T62" style:family="text">
      <style:text-properties fo:font-variant="normal" fo:text-transform="none" fo:color="#000000" fo:letter-spacing="normal" fo:font-style="normal" officeooo:rsid="009f47b1"/>
    </style:style>
    <style:style style:name="T63" style:family="text">
      <style:text-properties officeooo:rsid="008a0729"/>
    </style:style>
    <style:style style:name="T64" style:family="text">
      <style:text-properties officeooo:rsid="009c1c4a"/>
    </style:style>
    <style:style style:name="T65" style:family="text">
      <style:text-properties officeooo:rsid="009d93d0"/>
    </style:style>
    <style:style style:name="T66" style:family="text">
      <style:text-properties officeooo:rsid="00ab7b91"/>
    </style:style>
    <style:style style:name="T67" style:family="text">
      <style:text-properties style:use-window-font-color="true" style:font-name="Times New Roman" fo:language="es" fo:country="PY" style:language-asian="es" style:country-asian="ES" style:font-style-complex="italic"/>
    </style:style>
    <style:style style:name="T68" style:family="text">
      <style:text-properties style:use-window-font-color="true" style:font-name="Times New Roman" fo:language="es" fo:country="PY" officeooo:rsid="004423e3" style:language-asian="es" style:country-asian="ES" style:font-style-complex="italic"/>
    </style:style>
    <style:style style:name="T69" style:family="text">
      <style:text-properties style:use-window-font-color="true" fo:language="es" fo:country="PY" style:language-asian="es" style:country-asian="ES" style:font-style-complex="italic"/>
    </style:style>
    <style:style style:name="T70" style:family="text">
      <style:text-properties style:use-window-font-color="true" fo:language="es" fo:country="PY" officeooo:rsid="004423e3" style:language-asian="es" style:country-asian="ES" style:font-style-complex="italic"/>
    </style:style>
    <style:style style:name="T71" style:family="text">
      <style:text-properties style:use-window-font-color="true" style:font-name="Arial" fo:language="es" fo:country="PY" style:language-asian="es" style:country-asian="ES" style:font-style-complex="italic"/>
    </style:style>
    <style:style style:name="T72" style:family="text">
      <style:text-properties style:use-window-font-color="true" style:font-name="Arial" fo:language="es" fo:country="PY" officeooo:rsid="004423e3" style:language-asian="es" style:country-asian="ES" style:font-style-complex="itali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te reporte se va a repetir para todos los items seleccioados desde una vista lista o para un solo item si se imprime desde adentro de uno. </text:p>
      <text:p text:style-name="P6"><text:placeholder text:placeholder-type="text">&lt;for each="o in objects"&gt;</text:placeholder></text:p>
      <text:p text:style-name="P26">ATENCIÓN! NO FUNCIONA BIEN POR PROBLEMA DE LISTAS O ITEMS, PERO EL USO ES CORRECTO. </text:p>
      <text:h text:style-name="P4" text:outline-level="1">Examples</text:h>
      <text:p text:style-name="P58">Genéricas</text:p>
      <text:p text:style-name="P84"><draw:frame draw:style-name="fr1" draw:name="image: asimage(o.operative_id.logo,size_x=220,size_y=65)" text:anchor-type="paragraph" svg:x="1.229cm" svg:y="0.76cm" draw:z-index="0"><draw:text-box fo:min-height="1.249cm" fo:min-width="3.9cm"><text:p text:style-name="Frame_20_contents">Imagen</text:p></draw:text-box></draw:frame>Uso de imagen</text:p>
      <text:p text:style-name="P87">Idioma de plantilla</text:p>
      <text:p text:style-name="P101"><text:placeholder text:placeholder-type="text">&lt;setLang(user.lang or 'en_US')&gt;</text:placeholder></text:p>
      <text:p text:style-name="P102"><text:placeholder text:placeholder-type="text">&lt;setLang('pt_BR')&gt;</text:placeholder></text:p>
      <text:p text:style-name="P103"><text:placeholder text:placeholder-type="text">&lt;setLang('es_ES')&gt;</text:placeholder></text:p>
      <text:p text:style-name="P6"/>
      <text:p text:style-name="P85">Formatear dirección para cualquier partner</text:p>
      <text:p text:style-name="P148"><text:placeholder text:placeholder-type="text">&lt;format_partner_address(o.proxy_id)&gt;</text:placeholder></text:p>
      <text:p text:style-name="P150"/>
      <text:p text:style-name="P85">Fechas actual</text:p>
      <text:p text:style-name="P148"><text:placeholder text:placeholder-type="text">&lt;today()&gt;</text:placeholder></text:p>
      <text:p text:style-name="P88">Fecha según idioma</text:p>
      <text:p text:style-name="P148"><text:placeholder text:placeholder-type="text">&lt;formatLang(today(), date=True)&gt;</text:placeholder></text:p>
      <text:p text:style-name="P20"/>
      <text:p text:style-name="P27">Usar o o usar objetcts?</text:p>
      <text:p text:style-name="P21"><text:tab/>Si usamos o el reporte solo funciona para el reporte actual, si usamos objets podremos imprmir mas reportes de una lista, por ejemplo objetct</text:p>
      <text:p text:style-name="P55"><text:span text:style-name="T7"><text:tab/>Para que cualquier reporte se pueda imprmir desde la vista lista, deberíamos acostumbranos a usar </text:span><text:span text:style-name="T62">objects[0]</text:span></text:p>
      <text:p text:style-name="P21"/>
      <text:p text:style-name="P21"/>
      <text:p text:style-name="P28">Condiciones</text:p>
      <text:p text:style-name="P122"><text:placeholder text:placeholder-type="text">&lt;for each="partner in o.partner_role_in_registry_ids"&gt;</text:placeholder></text:p>
      <text:p text:style-name="P22"><text:span text:style-name="T63"><text:tab/></text:span><text:span text:style-name="T58"><text:placeholder text:placeholder-type="text">&lt;choose&gt;</text:placeholder></text:span></text:p>
      <text:p text:style-name="P152"><text:placeholder text:placeholder-type="text">&lt;when test="partner.type == 'manufacturer'"&gt;&gt;</text:placeholder></text:p>
      <text:p text:style-name="P104"><text:span text:style-name="T57"><text:placeholder text:placeholder-type="text">&lt;partner.partner_id.name&gt;</text:placeholder></text:span><text:span text:style-name="T57"> </text:span><text:span text:style-name="T59">- </text:span><text:span text:style-name="T60">manufacturer</text:span></text:p>
      <text:p text:style-name="P152"><text:placeholder text:placeholder-type="text">&lt;/when&gt;</text:placeholder></text:p>
      <text:p text:style-name="P153"><text:placeholder text:placeholder-type="text">&lt;when test="partner.type == 'importer'"&gt;&gt;</text:placeholder></text:p>
      <text:p text:style-name="P105"><text:span text:style-name="T57"><text:placeholder text:placeholder-type="text">&lt;partner.partner_id.name&gt;</text:placeholder></text:span><text:span text:style-name="T57"> </text:span><text:span text:style-name="T59">- </text:span><text:span text:style-name="T61">importer</text:span></text:p>
      <text:p text:style-name="P153"><text:placeholder text:placeholder-type="text">&lt;/when&gt;</text:placeholder></text:p>
      <text:p text:style-name="P154"><text:placeholder text:placeholder-type="text">&lt;otherwise&gt;</text:placeholder></text:p>
      <text:p text:style-name="P106"><text:span text:style-name="T57"><text:placeholder text:placeholder-type="text">&lt;partner.partner_id.name&gt;</text:placeholder></text:span><text:span text:style-name="T57"> </text:span><text:span text:style-name="T59">- otros</text:span></text:p>
      <text:p text:style-name="P154"><text:placeholder text:placeholder-type="text">&lt;/otherwise&gt;</text:placeholder></text:p>
      <text:p text:style-name="P152"><text:placeholder text:placeholder-type="text">&lt;/choose&gt;</text:placeholder></text:p>
      <text:p text:style-name="P155"><text:placeholder text:placeholder-type="text">&lt;/for&gt;</text:placeholder></text:p>
      <text:p text:style-name="P29"/>
      <text:p text:style-name="P29">Variables</text:p>
      <text:p text:style-name="P23"><text:span text:style-name="T49"><text:tab/></text:span><text:span text:style-name="T11">Alternativa 1</text:span></text:p>
      <text:p text:style-name="P23"><text:span text:style-name="T11"><text:tab/></text:span><text:span text:style-name="T49">Son dos funciones:</text:span></text:p>
      <text:list xml:id="list5668471782547612828" text:style-name="L1">
        <text:list-item>
          <text:p text:style-name="P60">myset → asigna valores a variables, se pueden asignar varias al mismo tiempo y de cualquier tipo</text:p>
        </text:list-item>
        <text:list-item>
          <text:p text:style-name="P60">myget → carga el valor de una variable</text:p>
        </text:list-item>
      </text:list>
      <text:p text:style-name="P61"><text:tab/>Ejemplo de contador:</text:p>
      <text:p text:style-name="P61"><text:tab/>Iniciamos la var test en 1</text:p>
      <text:p text:style-name="P107"><text:placeholder text:placeholder-type="text">&lt;if test="myset({'test':1})"&gt;</text:placeholder></text:p>
      <text:p text:style-name="P123"><text:placeholder text:placeholder-type="text">&lt;/if&gt;</text:placeholder></text:p>
      <text:p text:style-name="P142"><text:soft-page-break/>Le sumamos 1</text:p>
      <text:p text:style-name="P107"><text:placeholder text:placeholder-type="text">&lt;if test="myset({'test':myget('test')+1})"&gt;</text:placeholder></text:p>
      <text:p text:style-name="P123"><text:placeholder text:placeholder-type="text">&lt;/if&gt;</text:placeholder></text:p>
      <text:p text:style-name="P142">La imprimimos</text:p>
      <text:p text:style-name="P125"><text:placeholder text:placeholder-type="text">&lt;myget('test')&gt;</text:placeholder></text:p>
      <text:p text:style-name="P126"/>
      <text:p text:style-name="P90">Otra forma que me anda a medias</text:p>
      <text:p text:style-name="P127"><text:placeholder text:placeholder-type="text">&lt;for each="inc in range(count(o.study_presentation_ids))"&gt;</text:placeholder></text:p>
      <text:p text:style-name="P127"><text:span text:style-name="T64">Contador: </text:span><text:placeholder text:placeholder-type="text">&lt;inc&gt;</text:placeholder> <text:span text:style-name="T65">| </text:span><text:placeholder text:placeholder-type="text">&lt;o.study_presentation_ids[inc].study_id.name&gt;</text:placeholder></text:p>
      <text:p text:style-name="P127"><text:placeholder text:placeholder-type="text">&lt;/for&gt;</text:placeholder></text:p>
      <text:p text:style-name="P30"/>
      <text:p text:style-name="P30">Informaciones</text:p>
      <text:p text:style-name="P30"><text:tab/>Parámetros</text:p>
      <text:list xml:id="list2192764524867778018" text:style-name="L2">
        <text:list-item>
          <text:p text:style-name="P62">objeto* (ej. o)</text:p>
        </text:list-item>
        <text:list-item>
          <text:p text:style-name="P69"><text:span text:style-name="T19">categoria* ej ('</text:span><text:span text:style-name="T34">inf1</text:span><text:span text:style-name="T19">')</text:span></text:p>
        </text:list-item>
        <text:list-item>
          <text:p text:style-name="P62">estado de prestantacion (ej. 'approved')</text:p>
        </text:list-item>
        <text:list-item>
          <text:p text:style-name="P62">producto (ej <text:s/>product_id=product)</text:p>
        </text:list-item>
        <text:list-item>
          <text:p text:style-name="P69"><text:span text:style-name="T34">partner</text:span><text:span text:style-name="T19"> (ej <text:s/></text:span><text:span text:style-name="T34">partner</text:span><text:span text:style-name="T19">_id=</text:span><text:span text:style-name="T34">partner</text:span><text:span text:style-name="T19">)</text:span></text:p>
        </text:list-item>
      </text:list>
      <text:p text:style-name="P91">Devuelve</text:p>
      <text:list xml:id="list1293868923" text:continue-numbering="true" text:style-name="L2">
        <text:list-item>
          <text:p text:style-name="P143">textos de informaciones</text:p>
        </text:list-item>
      </text:list>
      <text:p text:style-name="P34"><text:span text:style-name="T20"><text:tab/></text:span><text:span text:style-name="T34">Informations </text:span><text:span text:style-name="T35">de un tipo </text:span><text:span text:style-name="T38">y aprobadas</text:span></text:p>
      <text:p text:style-name="P108"><text:placeholder text:placeholder-type="text">&lt;for each="inf in informations(o, 'tipo1','approved')"&gt;</text:placeholder></text:p>
      <text:p text:style-name="P128"><text:placeholder text:placeholder-type="text">&lt;inf&gt;</text:placeholder></text:p>
      <text:p text:style-name="P128"><text:placeholder text:placeholder-type="text">&lt;/for&gt;</text:placeholder></text:p>
      <text:p text:style-name="P35"><text:span text:style-name="T20"><text:tab/></text:span><text:span text:style-name="T34">Informations </text:span><text:span text:style-name="T35">de un tipo y de operativa</text:span></text:p>
      <text:p text:style-name="P109"><text:placeholder text:placeholder-type="text">&lt;for each="inf in informations(o, 'tipo1',partner_id=o.operative_id.partner_id)"&gt;</text:placeholder></text:p>
      <text:p text:style-name="P129"><text:placeholder text:placeholder-type="text">&lt;inf&gt;</text:placeholder></text:p>
      <text:p text:style-name="P129"><text:placeholder text:placeholder-type="text">&lt;/for&gt;</text:placeholder></text:p>
      <text:p text:style-name="P89"><text:span text:style-name="T37">Una </text:span><text:span text:style-name="T34">Information </text:span><text:span text:style-name="T36">de la operative</text:span></text:p>
      <text:p text:style-name="P110"><text:placeholder text:placeholder-type="text">&lt;if test="information(o, 'tipo1',partner_id=o.operative_id.partner_id)"&gt;</text:placeholder></text:p>
      <text:p text:style-name="P130"><text:placeholder text:placeholder-type="text">&lt;information(o, 'tipo1',partner_id=o.operative_id.partner_id)&gt;</text:placeholder></text:p>
      <text:p text:style-name="P130"><text:placeholder text:placeholder-type="text">&lt;/if&gt;</text:placeholder></text:p>
      <text:p text:style-name="P130"/>
      <text:p text:style-name="P47">Partners role in registry</text:p>
      <text:p text:style-name="P31"><text:tab/>Parámetros</text:p>
      <text:list xml:id="list4434059002933270075" text:style-name="L3">
        <text:list-item>
          <text:p text:style-name="P67">objeto* (ej. o)</text:p>
        </text:list-item>
        <text:list-item>
          <text:p text:style-name="P71">tipo* (ej 'manufacturer')</text:p>
        </text:list-item>
      </text:list>
      <text:p text:style-name="P92">Devuelve</text:p>
      <text:list xml:id="list1484171644112484498" text:style-name="L4">
        <text:list-item>
          <text:p text:style-name="P144">res.partner</text:p>
        </text:list-item>
      </text:list>
      <text:p text:style-name="P36"><text:span text:style-name="T13"><text:tab/></text:span><text:span text:style-name="T32">Partners</text:span></text:p>
      <text:p text:style-name="P36"><text:span text:style-name="T23"><text:tab/></text:span><text:span text:style-name="T22">Lista de </text:span><text:span text:style-name="T26">partners </text:span><text:span text:style-name="T24">que tienen </text:span><text:span text:style-name="T26">un determinado rol</text:span></text:p>
      <text:p text:style-name="P7"><text:span text:style-name="T13"><text:tab/></text:span><text:placeholder text:placeholder-type="text">&lt;for each="partner in partners(o, 'manufacturer')"&gt;</text:placeholder></text:p>
      <text:p text:style-name="P111"><text:span text:style-name="T32">Partner</text:span><text:span text:style-name="T31"> </text:span><text:span text:style-name="T32">Name </text:span><text:span text:style-name="T13">= </text:span><text:span text:style-name="T12"><text:placeholder text:placeholder-type="text">&lt;partner.name&gt;</text:placeholder></text:span></text:p>
      <text:p text:style-name="P131"><text:placeholder text:placeholder-type="text">&lt;/for&gt;</text:placeholder></text:p>
      <text:p text:style-name="P36"><text:span text:style-name="T66"><text:tab/>Un</text:span><text:span text:style-name="T30"> </text:span><text:span text:style-name="T33">Partner</text:span></text:p>
      <text:p text:style-name="P7"><text:span text:style-name="T13"><text:tab/></text:span><text:placeholder text:placeholder-type="text">&lt;if test="partner(o, 'manufacturer')"&gt;</text:placeholder></text:p>
      <text:p text:style-name="P36"><text:span text:style-name="T23"><text:tab/></text:span><text:span text:style-name="T25">Un </text:span><text:span text:style-name="T27">partner</text:span><text:span text:style-name="T25"> </text:span><text:span text:style-name="T24">que tienen </text:span><text:span text:style-name="T27">un determinado rol</text:span></text:p>
      <text:p text:style-name="P7"><text:span text:style-name="T13"><text:tab/></text:span><text:span text:style-name="T33">Partner Name</text:span><text:span text:style-name="T16">= </text:span><text:placeholder text:placeholder-type="text">&lt;partner(o, 'manufacturer').name&gt;</text:placeholder></text:p>
      <text:p text:style-name="P131"><text:placeholder text:placeholder-type="text">&lt;/if&gt;</text:placeholder></text:p>
      <text:p text:style-name="P37"><text:span text:style-name="T66"><text:tab/>Un</text:span><text:span text:style-name="T30"> </text:span><text:span text:style-name="T33">Partner </text:span><text:span text:style-name="T66">com for</text:span></text:p>
      <text:p text:style-name="P37"><text:span text:style-name="T29"><text:tab/></text:span><text:span text:style-name="T21"><text:placeholder text:placeholder-type="text">&lt;if test="partner(o, 'manufacturer')"&gt;</text:placeholder></text:span></text:p>
      <text:p text:style-name="P8"><text:tab/><text:placeholder text:placeholder-type="text">&lt;for each="partner in partners(o, 'manufacturer')"&gt;</text:placeholder></text:p>
      <text:p text:style-name="P37"><text:span text:style-name="T23"><text:tab/></text:span><text:span text:style-name="T25">Un </text:span><text:span text:style-name="T27">partner</text:span><text:span text:style-name="T25"> </text:span><text:span text:style-name="T24">que tienen </text:span><text:span text:style-name="T27">un determinado rol</text:span></text:p>
      <text:p text:style-name="P8"><text:span text:style-name="T13"><text:tab/></text:span><text:span text:style-name="T33">Partner Name</text:span><text:span text:style-name="T16">= </text:span><text:placeholder text:placeholder-type="text">&lt;partner.name&gt;</text:placeholder></text:p>
      <text:p text:style-name="P132"><text:placeholder text:placeholder-type="text">&lt;/for&gt;</text:placeholder></text:p>
      <text:p text:style-name="P133"><text:placeholder text:placeholder-type="text">&lt;/if&gt;</text:placeholder></text:p>
      <text:p text:style-name="P56">Procesos <text:span text:style-name="T48">y protocols</text:span></text:p>
      <text:p text:style-name="P32"><text:tab/>Parámetros</text:p>
      <text:list xml:id="list1096031436" text:continue-list="list4434059002933270075" text:style-name="L3">
        <text:list-item>
          <text:p text:style-name="P68">objeto* (ej. o)</text:p>
        </text:list-item>
        <text:list-item>
          <text:p text:style-name="P72">partner_ref* (ej 'IBAMA')</text:p>
        </text:list-item>
        <text:list-item>
          <text:p text:style-name="P72">estado (ej 'approved')</text:p>
        </text:list-item>
      </text:list>
      <text:p text:style-name="P91">Devuelve</text:p>
      <text:list xml:id="list622875647" text:continue-list="list1293868923" text:style-name="L2">
        <text:list-item>
          <text:p text:style-name="P143">proceso</text:p>
        </text:list-item>
      </text:list>
      <text:p text:style-name="P38"><text:span text:style-name="T13"><text:tab/></text:span><text:span text:style-name="T30">Processes</text:span></text:p>
      <text:p text:style-name="P39"><text:span text:style-name="T23"><text:tab/></text:span><text:span text:style-name="T22">Lista de </text:span><text:span text:style-name="T24">procesos que tienen como referencia del partner a este parametro</text:span></text:p>
      <text:p text:style-name="P9"><text:span text:style-name="T13"><text:tab/></text:span><text:placeholder text:placeholder-type="text">&lt;for each="process in processes(o, 'IBAMA')"&gt;</text:placeholder></text:p>
      <text:p text:style-name="P112"><text:span text:style-name="T31">Process Number </text:span><text:span text:style-name="T13">= </text:span><text:span text:style-name="T12"><text:placeholder text:placeholder-type="text">&lt;process.name&gt;</text:placeholder></text:span></text:p>
      <text:p text:style-name="P134"><text:placeholder text:placeholder-type="text">&lt;/for&gt;</text:placeholder></text:p>
      <text:p text:style-name="P48"><text:tab/>Process</text:p>
      <text:p text:style-name="P10"><text:span text:style-name="T13"><text:tab/></text:span><text:placeholder text:placeholder-type="text">&lt;if test="process(o, 'IBAMA')"&gt;</text:placeholder></text:p>
      <text:p text:style-name="P40"><text:span text:style-name="T23"><text:tab/></text:span><text:span text:style-name="T25">Un proceso </text:span><text:span text:style-name="T24">que tienen como referencia del partner a este parametro</text:span></text:p>
      <text:p text:style-name="P10"><text:span text:style-name="T13"><text:tab/></text:span><text:span text:style-name="T31">Process Number</text:span><text:span text:style-name="T16"> = </text:span><text:placeholder text:placeholder-type="text">&lt;process(o, 'IBAMA').name&gt;</text:placeholder></text:p>
      <text:p text:style-name="P135"><text:placeholder text:placeholder-type="text">&lt;/if&gt;</text:placeholder></text:p>
      <text:p text:style-name="P93"><text:tab/>Protocol IBAMA</text:p>
      <text:p text:style-name="P94"><text:span text:style-name="T46"><text:tab/></text:span><text:span text:style-name="T28"><text:placeholder text:placeholder-type="text">&lt;for each="process in processes(o, 'IBAMA')"&gt;</text:placeholder></text:span></text:p>
      <text:p text:style-name="P113"><text:span text:style-name="T31"><text:tab/></text:span><text:span text:style-name="T46"><text:placeholder text:placeholder-type="text">&lt;if test="process.open_official_letter_id"&gt;</text:placeholder></text:span></text:p>
      <text:p text:style-name="P113"><text:span text:style-name="T31"><text:tab/>Process </text:span><text:span text:style-name="T46">Date</text:span><text:span text:style-name="T31"> </text:span><text:span text:style-name="T13">= </text:span><text:span text:style-name="T12"><text:placeholder text:placeholder-type="text">&lt;process.open_official_letter_id.protocol_date&gt;</text:placeholder></text:span></text:p>
      <text:p text:style-name="P113"><text:span text:style-name="T31"><text:tab/>Process Number </text:span><text:span text:style-name="T13">= </text:span><text:span text:style-name="T12"><text:placeholder text:placeholder-type="text">&lt;process.open_official_letter_id.protocol&gt;</text:placeholder></text:span></text:p>
      <text:p text:style-name="P113"><text:span text:style-name="T12"><text:tab/></text:span><text:span text:style-name="T46"><text:placeholder text:placeholder-type="text">&lt;/if&gt;</text:placeholder></text:span></text:p>
      <text:p text:style-name="P136"><text:span text:style-name="T46"><text:tab/></text:span><text:span text:style-name="T46"><text:placeholder text:placeholder-type="text">&lt;/for&gt;</text:placeholder></text:span></text:p>
      <text:p text:style-name="P95"><text:span text:style-name="T46"><text:tab/>Protocol </text:span><text:span text:style-name="T47">MAPA</text:span></text:p>
      <text:p text:style-name="P95"><text:span text:style-name="T46"><text:tab/></text:span><text:span text:style-name="T28"><text:placeholder text:placeholder-type="text">&lt;for each="process in processes(o, 'MAPA')"&gt;</text:placeholder></text:span></text:p>
      <text:p text:style-name="P114"><text:span text:style-name="T31"><text:tab/></text:span><text:span text:style-name="T46"><text:placeholder text:placeholder-type="text">&lt;if test="process.open_official_letter_id"&gt;</text:placeholder></text:span></text:p>
      <text:p text:style-name="P114"><text:span text:style-name="T31"><text:tab/>Process </text:span><text:span text:style-name="T46">Date</text:span><text:span text:style-name="T31"> </text:span><text:span text:style-name="T13">= </text:span><text:span text:style-name="T12"><text:placeholder text:placeholder-type="text">&lt;process.open_official_letter_id.protocol_date&gt;</text:placeholder></text:span></text:p>
      <text:p text:style-name="P114"><text:span text:style-name="T31"><text:tab/>Process Number </text:span><text:span text:style-name="T13">= </text:span><text:span text:style-name="T12"><text:placeholder text:placeholder-type="text">&lt;process.open_official_letter_id.protocol&gt;</text:placeholder></text:span></text:p>
      <text:p text:style-name="P114"><text:span text:style-name="T12"><text:tab/></text:span><text:span text:style-name="T46"><text:placeholder text:placeholder-type="text">&lt;/if&gt;</text:placeholder></text:span></text:p>
      <text:p text:style-name="P137"><text:span text:style-name="T46"><text:tab/></text:span><text:span text:style-name="T46"><text:placeholder text:placeholder-type="text">&lt;/for&gt;</text:placeholder></text:span></text:p>
      <text:p text:style-name="P95"><text:span text:style-name="T46"><text:tab/>Protocol </text:span><text:span text:style-name="T47">ANVISA</text:span></text:p>
      <text:p text:style-name="P95"><text:span text:style-name="T46"><text:tab/></text:span><text:span text:style-name="T28"><text:placeholder text:placeholder-type="text">&lt;for each="process in processes(o, 'ANVISA')"&gt;</text:placeholder></text:span></text:p>
      <text:p text:style-name="P114"><text:span text:style-name="T31"><text:tab/></text:span><text:span text:style-name="T46"><text:placeholder text:placeholder-type="text">&lt;if test="process.open_official_letter_id"&gt;</text:placeholder></text:span></text:p>
      <text:p text:style-name="P114"><text:span text:style-name="T31"><text:tab/>Process </text:span><text:span text:style-name="T46">Date</text:span><text:span text:style-name="T31"> </text:span><text:span text:style-name="T13">= </text:span><text:span text:style-name="T12"><text:placeholder text:placeholder-type="text">&lt;process.open_official_letter_id.protocol_date&gt;</text:placeholder></text:span></text:p>
      <text:p text:style-name="P114"><text:span text:style-name="T31"><text:tab/>Process Number </text:span><text:span text:style-name="T13">= </text:span><text:span text:style-name="T12"><text:placeholder text:placeholder-type="text">&lt;process.open_official_letter_id.protocol&gt;</text:placeholder></text:span></text:p>
      <text:p text:style-name="P114"><text:span text:style-name="T12"><text:tab/></text:span><text:span text:style-name="T46"><text:placeholder text:placeholder-type="text">&lt;/if&gt;</text:placeholder></text:span></text:p>
      <text:p text:style-name="P137"><text:span text:style-name="T46"><text:tab/></text:span><text:span text:style-name="T46"><text:placeholder text:placeholder-type="text">&lt;/for&gt;</text:placeholder></text:span></text:p>
      <text:p text:style-name="P134"/>
      <text:p text:style-name="P24"/>
      <text:p text:style-name="P96"/>
      <text:p text:style-name="P33"/>
      <text:p text:style-name="P57">DOCUMENTOS</text:p>
      <text:p text:style-name="P49">Estudios</text:p>
      <text:p text:style-name="P50"><text:tab/>Parámetros:</text:p>
      <text:list xml:id="list2116748893" text:continue-numbering="true" text:style-name="L2">
        <text:list-item>
          <text:p text:style-name="P63">objeto* (ej. o)</text:p>
        </text:list-item>
        <text:list-item>
          <text:p text:style-name="P63">categoria* ej ('estudio fisicos')</text:p>
        </text:list-item>
        <text:list-item>
          <text:p text:style-name="P63">estado de prestantacion (ej. 'approved')</text:p>
        </text:list-item>
        <text:list-item>
          <text:p text:style-name="P63">producto (ej <text:s/>product_id=product)</text:p>
        </text:list-item>
        <text:list-item>
          <text:p text:style-name="P63">laboratorio (ej <text:s/>laboratory_id=laboratory)</text:p>
        </text:list-item>
        <text:list-item>
          <text:p text:style-name="P63">proveedor (ej <text:s/>supplier_id=supplier)</text:p>
        </text:list-item>
      </text:list>
      <text:p text:style-name="P91">Devuelve</text:p>
      <text:list xml:id="list679378205" text:continue-numbering="true" text:style-name="L2">
        <text:list-item>
          <text:p text:style-name="P143">sgr.study</text:p>
        </text:list-item>
      </text:list>
      <text:p text:style-name="P41"><text:span text:style-name="T13"><text:tab/></text:span><text:span text:style-name="T14">Studies</text:span></text:p>
      <text:p text:style-name="P41"><text:span text:style-name="T14"><text:tab/></text:span><text:span text:style-name="T22">Lista de estudios para esta categoria y outros parámetros:</text:span></text:p>
      <text:p text:style-name="P11"><text:span text:style-name="T13"><text:tab/></text:span><text:placeholder text:placeholder-type="text">&lt;for each="study in studies(o, 'tipo1',product_id=o.formulated_product_id)"&gt;</text:placeholder></text:p>
      <text:p text:style-name="P115"><text:span text:style-name="T18">Study Name</text:span><text:span text:style-name="T13">= </text:span><text:span text:style-name="T12"><text:placeholder text:placeholder-type="text">&lt;study.name&gt;</text:placeholder></text:span></text:p>
      <text:p text:style-name="P138"><text:placeholder text:placeholder-type="text">&lt;/for&gt;</text:placeholder></text:p>
      <text:p text:style-name="P151"/>
      <text:p text:style-name="P86">Study</text:p>
      <text:p text:style-name="P12"><text:span text:style-name="T13"><text:tab/></text:span><text:placeholder text:placeholder-type="text">&lt;if test="study(o, 'tipo1',product_id=o.formulated_product_id)"&gt;</text:placeholder></text:p>
      <text:p text:style-name="P13"><text:span text:style-name="T13"><text:tab/></text:span><text:span text:style-name="T20">Un estudio para esta categoria y outros parámetros:</text:span></text:p>
      <text:p text:style-name="P13"><text:span text:style-name="T13"><text:tab/></text:span><text:span text:style-name="T17">Name</text:span><text:span text:style-name="T16"> = </text:span><text:placeholder text:placeholder-type="text">&lt;study(o, 'tipo1').name&gt;</text:placeholder></text:p>
      <text:p text:style-name="P139"><text:placeholder text:placeholder-type="text">&lt;/if&gt;</text:placeholder></text:p>
      <text:p text:style-name="P139"/>
      <text:p text:style-name="P52">Partner Documents</text:p>
      <text:p text:style-name="P51"><text:tab/>Parámetros:</text:p>
      <text:list xml:id="list1647851645" text:continue-numbering="true" text:style-name="L2">
        <text:list-item>
          <text:p text:style-name="P64">objeto* (ej. o)</text:p>
        </text:list-item>
        <text:list-item>
          <text:p text:style-name="P64">categoria* ej ('estudio fisicos')</text:p>
        </text:list-item>
        <text:list-item>
          <text:p text:style-name="P64">estado de prestantacion (ej. 'approved')</text:p>
        </text:list-item>
        <text:list-item>
          <text:p text:style-name="P70"><text:span text:style-name="T20">partner</text:span><text:span text:style-name="T19"> (ej <text:s/></text:span><text:span text:style-name="T20">partner</text:span><text:span text:style-name="T19">_id=</text:span><text:span text:style-name="T20">partner</text:span><text:span text:style-name="T19">)</text:span></text:p>
        </text:list-item>
      </text:list>
      <text:p text:style-name="P91">Devuelve</text:p>
      <text:list xml:id="list384977757" text:continue-numbering="true" text:style-name="L2">
        <text:list-item>
          <text:p text:style-name="P143">sgr.partner_document</text:p>
        </text:list-item>
      </text:list>
      <text:p text:style-name="P42"><text:span text:style-name="T13"><text:tab/></text:span><text:span text:style-name="T15">p_docs</text:span></text:p>
      <text:p text:style-name="P25"><text:tab/>Lista de partner documents para esta categoria y outros parámetros:</text:p>
      <text:p text:style-name="P14"><text:span text:style-name="T13"><text:tab/></text:span><text:placeholder text:placeholder-type="text">&lt;for each="p_doc in p_docs(o, 'tipo1')"&gt;</text:placeholder></text:p>
      <text:p text:style-name="P116"><text:span text:style-name="T13">for each="</text:span><text:span text:style-name="T15">p_doc</text:span><text:span text:style-name="T13"> in </text:span><text:span text:style-name="T15">p_docs</text:span><text:span text:style-name="T13">(o, 'tipo1'</text:span><text:span text:style-name="T15">)</text:span><text:span text:style-name="T13">"</text:span></text:p>
      <text:p text:style-name="P116"><text:span text:style-name="T17">Name </text:span><text:span text:style-name="T13">= </text:span><text:span text:style-name="T12"><text:placeholder text:placeholder-type="text">&lt;p_doc.name&gt;</text:placeholder></text:span></text:p>
      <text:p text:style-name="P140"><text:placeholder text:placeholder-type="text">&lt;/for&gt;</text:placeholder></text:p>
      <text:p text:style-name="P43"><text:span text:style-name="T13"><text:tab/></text:span><text:span text:style-name="T15">p_doc</text:span></text:p>
      <text:p text:style-name="P149"><text:placeholder text:placeholder-type="text">&lt;if test="p_doc(o, 'tipo1')"&gt;</text:placeholder></text:p>
      <text:p text:style-name="P149"><text:span text:style-name="T17">Name</text:span><text:span text:style-name="T16"> = </text:span><text:placeholder text:placeholder-type="text">&lt;p_doc(o, 'tipo1').name&gt;</text:placeholder></text:p>
      <text:p text:style-name="P124"><text:placeholder text:placeholder-type="text">&lt;/if&gt;</text:placeholder></text:p>
      <text:p text:style-name="P124"/>
      <text:p text:style-name="P54">Tax </text:p>
      <text:p text:style-name="P44"><text:span text:style-name="T15"><text:tab/></text:span><text:span text:style-name="T39">Muchos tax </text:span><text:span text:style-name="T40">(sin parser)</text:span></text:p>
      <text:p text:style-name="P15"><text:span text:style-name="T13"><text:tab/></text:span><text:placeholder text:placeholder-type="text">&lt;for each="tax in o.tax_ids"&gt;</text:placeholder></text:p>
      <text:p text:style-name="P117"><text:span text:style-name="T17">Name </text:span><text:span text:style-name="T13">= </text:span><text:span text:style-name="T12"><text:placeholder text:placeholder-type="text">&lt;tax.name&gt;</text:placeholder></text:span></text:p>
      <text:p text:style-name="P141"><text:placeholder text:placeholder-type="text">&lt;/for&gt;</text:placeholder></text:p>
      <text:p text:style-name="P97">Parámetros del parser</text:p>
      <text:list xml:id="list1210742447" text:continue-numbering="true" text:style-name="L2">
        <text:list-item>
          <text:p text:style-name="P65">objeto* (ej. o)</text:p>
        </text:list-item>
        <text:list-item>
          <text:p text:style-name="P65">categoria ej (<text:span text:style-name="T43">category=</text:span>'<text:span text:style-name="T43">Tax IBAMA</text:span>')</text:p>
        </text:list-item>
        <text:list-item>
          <text:p text:style-name="P65">estado de prestantacion (<text:span text:style-name="T43">state=</text:span>'approved')</text:p>
        </text:list-item>
        <text:list-item>
          <text:p text:style-name="P118"><text:span text:style-name="T20">partner</text:span><text:span text:style-name="T19"> (ej <text:s/></text:span><text:span text:style-name="T43">partner_ref</text:span><text:span text:style-name="T19">='</text:span><text:span text:style-name="T43">IBAMA</text:span><text:span text:style-name="T19">)</text:span></text:p>
        </text:list-item>
      </text:list>
      <text:p text:style-name="P91">Devuelve</text:p>
      <text:list xml:id="list1534900457" text:continue-numbering="true" text:style-name="L2">
        <text:list-item>
          <text:p text:style-name="P143">sgr.tax</text:p>
        </text:list-item>
      </text:list>
      <text:p text:style-name="P45"><text:span text:style-name="T15"><text:tab/></text:span><text:span text:style-name="T41">Muchos tax </text:span><text:span text:style-name="T40">de IBAMA. </text:span></text:p>
      <text:p text:style-name="P16"><text:soft-page-break/><text:span text:style-name="T13"><text:tab/></text:span><text:placeholder text:placeholder-type="text">&lt;for each="tax in taxes(o,partner_ref='IBAMA')"&gt;</text:placeholder></text:p>
      <text:p text:style-name="P120"><text:span text:style-name="T17">Name </text:span><text:span text:style-name="T13">= </text:span><text:span text:style-name="T12"><text:placeholder text:placeholder-type="text">&lt;tax.name&gt;</text:placeholder></text:span></text:p>
      <text:p text:style-name="P145"><text:placeholder text:placeholder-type="text">&lt;/for&gt;</text:placeholder></text:p>
      <text:p text:style-name="P147"/>
      <text:p text:style-name="P53"><text:span text:style-name="T45">Cqq</text:span><text:span text:style-name="T39"> </text:span></text:p>
      <text:p text:style-name="P98">Parámetros del parser</text:p>
      <text:list xml:id="list1030598284" text:continue-numbering="true" text:style-name="L2">
        <text:list-item>
          <text:p text:style-name="P66">objeto* (ej. o)</text:p>
        </text:list-item>
        <text:list-item>
          <text:p text:style-name="P66"><text:span text:style-name="T45">type* (ej. </text:span>'<text:span text:style-name="T45">chemical</text:span>')</text:p>
        </text:list-item>
        <text:list-item>
          <text:p text:style-name="P66">estado de prestantacion (<text:span text:style-name="T43">state=</text:span>'approved')</text:p>
        </text:list-item>
        <text:list-item>
          <text:p text:style-name="P119"><text:span text:style-name="T20">partner</text:span><text:span text:style-name="T19"> (ej <text:s/></text:span><text:span text:style-name="T43">partner_ref</text:span><text:span text:style-name="T19">='</text:span><text:span text:style-name="T43">IBAMA</text:span><text:span text:style-name="T19">)</text:span></text:p>
        </text:list-item>
      </text:list>
      <text:p text:style-name="P99">Devuelve</text:p>
      <text:list xml:id="list3760081311981913089" text:style-name="L5">
        <text:list-item>
          <text:p text:style-name="P73">Una línea de cqq</text:p>
        </text:list-item>
      </text:list>
      <text:p text:style-name="P46"><text:span text:style-name="T15"><text:tab/></text:span><text:span text:style-name="T41">Muchos </text:span><text:span text:style-name="T44">ingredients tipo</text:span><text:span text:style-name="T40"> </text:span><text:span text:style-name="T44">chemical</text:span></text:p>
      <text:p text:style-name="P17"><text:span text:style-name="T13"><text:tab/></text:span><text:placeholder text:placeholder-type="text">&lt;for each="cqq in cqqs(o,'chemical')"&gt;</text:placeholder></text:p>
      <text:p text:style-name="P121"><text:span text:style-name="T17">Name </text:span><text:span text:style-name="T13">= </text:span><text:span text:style-name="T12"><text:placeholder text:placeholder-type="text">&lt;cqq.ingredient_id.name&gt;</text:placeholder></text:span></text:p>
      <text:p text:style-name="P146"><text:placeholder text:placeholder-type="text">&lt;/for&gt;</text:placeholder></text:p>
      <text:p text:style-name="P46"><text:span text:style-name="T15"><text:tab/></text:span><text:span text:style-name="T42">Un</text:span><text:span text:style-name="T41"> </text:span><text:span text:style-name="T44">ingredient</text:span><text:span text:style-name="T41"> </text:span><text:span text:style-name="T44">tipo other</text:span><text:span text:style-name="T42"> </text:span><text:span text:style-name="T44">usando for</text:span><text:span text:style-name="T40">. </text:span></text:p>
      <text:p text:style-name="P17"><text:span text:style-name="T40"><text:tab/></text:span><text:span text:style-name="T40"><text:placeholder text:placeholder-type="text">&lt;if test="cqq(o,'other')"&gt;</text:placeholder></text:span></text:p>
      <text:p text:style-name="P17"><text:span text:style-name="T13"><text:tab/></text:span><text:placeholder text:placeholder-type="text">&lt;for each="cqq in cqq(o,'others')"&gt;</text:placeholder></text:p>
      <text:p text:style-name="P121"><text:span text:style-name="T17">Name </text:span><text:span text:style-name="T13">= </text:span><text:span text:style-name="T12"><text:placeholder text:placeholder-type="text">&lt;cqq.ingredient_id.name&gt;</text:placeholder></text:span></text:p>
      <text:p text:style-name="P146"><text:placeholder text:placeholder-type="text">&lt;/for&gt;</text:placeholder></text:p>
      <text:p text:style-name="P146"><text:placeholder text:placeholder-type="text">&lt;/if&gt;</text:placeholder></text:p>
      <text:p text:style-name="P100">Other names de un ingrediente</text:p>
      <text:p text:style-name="P18"><text:tab/><text:placeholder text:placeholder-type="text">&lt;for each="cqq in cqqs(o,'chemical')"&gt;</text:placeholder></text:p>
      <text:p text:style-name="P3"><text:span text:style-name="Fuente_20_de_20_párrafo_20_predeter."><text:span text:style-name="T72"><text:placeholder text:placeholder-type="text">&lt;for each="other_name in ing_other_names(cqq.ingredient_id,'Synonymy')"&gt;</text:placeholder></text:span></text:span></text:p>
      <text:p text:style-name="P3"><text:span text:style-name="Fuente_20_de_20_párrafo_20_predeter."><text:span text:style-name="T72"><text:placeholder text:placeholder-type="text">&lt;other_name.name&gt;</text:placeholder></text:span></text:span></text:p>
      <text:p text:style-name="P3"><text:span text:style-name="Fuente_20_de_20_párrafo_20_predeter."><text:span text:style-name="T72"><text:placeholder text:placeholder-type="text">&lt;/for&gt;</text:placeholder></text:span></text:span></text:p>
      <text:p text:style-name="P2"><text:span text:style-name="Fuente_20_de_20_párrafo_20_predeter."><text:span text:style-name="T71"><text:placeholder text:placeholder-type="text">&lt;/for&gt;</text:placeholder></text:span></text:span></text:p>
      <text:p text:style-name="P83"><text:span text:style-name="T13">Funciones de regisotrs viejas </text:span><text:span text:style-name="T38">(se guardan por compatibilidad com reportes anteriores)</text:span></text:p>
      <text:p text:style-name="P59">Filter <text:span text:style-name="T1">doc </text:span>presentation</text:p>
      <text:p text:style-name="P77"><text:span text:style-name="T9">Study</text:span><text:span text:style-name="T8"> </text:span><text:span text:style-name="T1">doc </text:span><text:span text:style-name="T8">presentations</text:span></text:p>
      <text:p text:style-name="P74"><text:placeholder text:placeholder-type="text">&lt;for each="presentation in filter_doc_presentations(o.study_presentation_ids, 'Anexo I RET', 'approved')"&gt;</text:placeholder></text:p>
      <text:p text:style-name="P79"><text:placeholder text:placeholder-type="text">&lt;presentation.id&gt;</text:placeholder></text:p>
      <text:p text:style-name="P79"><text:placeholder text:placeholder-type="text">&lt;/for&gt;</text:placeholder></text:p>
      <text:p text:style-name="P81"><text:span text:style-name="T9">Study</text:span><text:span text:style-name="T8"> </text:span>One presentation</text:p>
      <text:p text:style-name="P74"><text:placeholder text:placeholder-type="text">&lt;if test="get_one_doc_presentation(o.study_presentation_ids,  'Anexo I RET')"&gt;</text:placeholder></text:p>
      <text:p text:style-name="P74"><text:placeholder text:placeholder-type="text">&lt;get_one_doc_presentation(o.study_presentation_ids,  'Anexo I RET').id&gt;</text:placeholder></text:p>
      <text:p text:style-name="P74"><text:placeholder text:placeholder-type="text">&lt;/if&gt;</text:placeholder></text:p>
      <text:p text:style-name="P77"><text:span text:style-name="T9">Partner </text:span><text:span text:style-name="T10">doc</text:span><text:span text:style-name="T1"> </text:span><text:span text:style-name="T8">presentations</text:span></text:p>
      <text:p text:style-name="P75"><text:placeholder text:placeholder-type="text">&lt;for each="presentation in filter_doc_presentations(o.partner_document_presentation_ids, 'Anexo I RET', 'approved')"&gt;</text:placeholder></text:p>
      <text:p text:style-name="P80"><text:placeholder text:placeholder-type="text">&lt;presentation.id&gt;</text:placeholder></text:p>
      <text:p text:style-name="P80"><text:placeholder text:placeholder-type="text">&lt;/for&gt;</text:placeholder></text:p>
      <text:p text:style-name="P82"><text:span text:style-name="T9">Partner doc</text:span><text:span text:style-name="T8"> </text:span>One presentation</text:p>
      <text:p text:style-name="P75"><text:placeholder text:placeholder-type="text">&lt;if test="get_one_doc_presentation(o.partner_document_presentation_ids,  'Anexo I RET')"&gt;</text:placeholder></text:p>
      <text:p text:style-name="P75"><text:placeholder text:placeholder-type="text">&lt;get_one_doc_presentation(o.partner_document_presentation_ids,  'Anexo I RET').id&gt;</text:placeholder></text:p>
      <text:p text:style-name="P75"><text:placeholder text:placeholder-type="text">&lt;/if&gt;</text:placeholder></text:p>
      <text:p text:style-name="P74"/>
      <text:p text:style-name="P78"><text:span text:style-name="T3">Filter </text:span><text:span text:style-name="T4">processes</text:span><text:span text:style-name="T3"> </text:span><text:span text:style-name="T2">(sin importar estado)</text:span></text:p>
      <text:p text:style-name="P74"><text:placeholder text:placeholder-type="text">&lt;for each="process in filter_processes(o.registry_process_ids, 'ANVISA')"&gt;</text:placeholder></text:p>
      <text:p text:style-name="P79"><text:placeholder text:placeholder-type="text">&lt;process.name&gt;</text:placeholder></text:p>
      <text:p text:style-name="P79"><text:placeholder text:placeholder-type="text">&lt;/for&gt;</text:placeholder></text:p>
      <text:p text:style-name="P78"><text:span text:style-name="T2">One</text:span><text:span text:style-name="T3"> </text:span><text:span text:style-name="T4">processes</text:span><text:span text:style-name="T3"> </text:span><text:span text:style-name="T2">(sin importar estado)</text:span></text:p>
      <text:p text:style-name="P74"><text:placeholder text:placeholder-type="text">&lt;if test="get_one_process(o.registry_process_ids, 'ANVISA')"&gt;</text:placeholder></text:p>
      <text:p text:style-name="P74"><text:placeholder text:placeholder-type="text">&lt;get_one_process(o.registry_process_ids, 'ANVISA').name&gt;</text:placeholder></text:p>
      <text:p text:style-name="P74"><text:placeholder text:placeholder-type="text">&lt;/if&gt;</text:placeholder></text:p>
      <text:p text:style-name="P81"/>
      <text:p text:style-name="P78">Filter <text:span text:style-name="T10">partner roles</text:span></text:p>
      <text:p text:style-name="P74"><text:placeholder text:placeholder-type="text">&lt;for each=" partner in filter_registries(o.partner_role_in_registry_ids, 'manufacturer')"&gt;</text:placeholder></text:p>
      <text:p text:style-name="P76"><text:placeholder text:placeholder-type="text">&lt;partner.partner_id.name&gt;</text:placeholder></text:p>
      <text:p text:style-name="P79"><text:placeholder text:placeholder-type="text">&lt;/for&gt;</text:placeholder></text:p>
      <text:p text:style-name="P78"><text:span text:style-name="T2">One</text:span><text:span text:style-name="T3"> partner </text:span><text:span text:style-name="T5">role</text:span></text:p>
      <text:p text:style-name="P74"><text:placeholder text:placeholder-type="text">&lt;if test="get_one_registry(o.partner_role_in_registry_ids, 'manufacturer')"&gt;</text:placeholder></text:p>
      <text:p text:style-name="P74"><text:placeholder text:placeholder-type="text">&lt;get_one_registry(o.partner_role_in_registry_ids, 'manufacturer').partner_id.name&gt;</text:placeholder></text:p>
      <text:p text:style-name="P74"><text:placeholder text:placeholder-type="text">&lt;/if&gt;</text:placeholder></text:p>
      <text:p text:style-name="P6"/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monospace" svg:font-family="monospace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fo:background-color="#ffffff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085cm" fo:margin-bottom="1.258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dc:creator>Juan Scarafía</dc:creator>
    <meta:editing-cycles>211</meta:editing-cycles>
    <meta:creation-date>2013-02-15T14:43:14</meta:creation-date>
    <dc:date>2013-09-18T14:20:29</dc:date>
    <meta:editing-duration>P1DT19M54S</meta:editing-duration>
    <meta:generator>LibreOffice/4.0.2.2$Linux_X86_64 LibreOffice_project/400m0$Build-2</meta:generator>
    <meta:document-statistic meta:table-count="0" meta:image-count="0" meta:object-count="0" meta:page-count="6" meta:paragraph-count="248" meta:word-count="841" meta:character-count="7328" meta:non-whitespace-character-count="6680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ficio.dotx" xlink:href=""/>
  </office:meta>
</office:document-meta>
</file>